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2pt" fo:font-weight="normal" officeooo:rsid="00113f24" officeooo:paragraph-rsid="00113f2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113f2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15dc5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6pt" fo:font-weight="bold" officeooo:rsid="00113f24" officeooo:paragraph-rsid="00113f24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6pt" fo:font-weight="bold" officeooo:rsid="00113f24" officeooo:paragraph-rsid="0015dc50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4pt" fo:font-weight="normal" officeooo:rsid="002055f9" officeooo:paragraph-rsid="002055f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318b8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4pt" fo:font-weight="normal" officeooo:rsid="0031b227" officeooo:paragraph-rsid="0031b22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4pt" fo:font-weight="normal" officeooo:rsid="00336008" officeooo:paragraph-rsid="00336008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Ubuntu" fo:font-size="12pt" fo:font-weight="normal" officeooo:rsid="00277eb8" officeooo:paragraph-rsid="00277eb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weight="normal" officeooo:rsid="00161d3d" officeooo:paragraph-rsid="00161d3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2pt" fo:font-weight="normal" officeooo:rsid="00336008" officeooo:paragraph-rsid="00336008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Ubuntu" fo:font-size="18pt" fo:font-weight="bold" officeooo:rsid="00318b8e" officeooo:paragraph-rsid="00318b8e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6pt" fo:font-weight="bold" officeooo:rsid="0031b227" officeooo:paragraph-rsid="0031b227" style:font-size-asian="14pt" style:font-weight-asian="bold" style:font-size-complex="16pt" style:font-weight-complex="bold"/>
    </style:style>
    <style:style style:name="T1" style:family="text">
      <style:text-properties officeooo:rsid="0014153c"/>
    </style:style>
    <style:style style:name="T2" style:family="text">
      <style:text-properties officeooo:rsid="0015dc50"/>
    </style:style>
    <style:style style:name="T3" style:family="text">
      <style:text-properties officeooo:rsid="0024808d"/>
    </style:style>
    <style:style style:name="T4" style:family="text">
      <style:text-properties officeooo:rsid="002c5ce3"/>
    </style:style>
    <style:style style:name="T5" style:family="text">
      <style:text-properties officeooo:rsid="002e5dfa"/>
    </style:style>
    <style:style style:name="T6" style:family="text">
      <style:text-properties officeooo:rsid="00318b8e"/>
    </style:style>
    <style:style style:name="T7" style:family="text">
      <style:text-properties officeooo:rsid="003548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ersonagem</text:p>
      <text:p text:style-name="P10">herda de <text:span text:style-name="T4">Elemento</text:span></text:p>
      <text:p text:style-name="P1"/>
      <text:p text:style-name="P6">C<text:span text:style-name="T3">lasse que representa os personagens do jogo.</text:span></text:p>
      <text:p text:style-name="P2"/>
      <text:p text:style-name="P4">Sumário do Construtor</text:p>
      <text:p text:style-name="P2">- <text:span text:style-name="T6">Personagem(TipoElemento t, String nome</text:span>)</text:p>
      <text:p text:style-name="P7">I<text:span text:style-name="T1">nicializa Personagem atribuindo t à tipo e nome ao atributo nome. </text:span></text:p>
      <text:p text:style-name="P2"/>
      <text:p text:style-name="P5">Sumário do<text:span text:style-name="T2">s</text:span> <text:span text:style-name="T2">Atributos</text:span></text:p>
      <text:p text:style-name="P3">- <text:span text:style-name="T5">nome</text:span></text:p>
      <text:p text:style-name="P11">tipo: <text:s/><text:span text:style-name="T5">String</text:span></text:p>
      <text:p text:style-name="P11"/>
      <text:p text:style-name="P14">Sumário dos Métodos</text:p>
      <text:p text:style-name="P8">- mover(Camara cam, Movimento mov)</text:p>
      <text:p text:style-name="P12">tipo de retorno: void</text:p>
      <text:p text:style-name="P12"/>
      <text:p text:style-name="P9">Troca a posição de um personagem com um elemento adjascente (tal elemento é de acordo com o valor de mov) caso seja possível realizar.</text:p>
      <text:p text:style-name="P12">Lança: <text:span text:style-name="T7">AcaoInvalidaExcep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7:42:43.721686161</meta:creation-date>
    <dc:date>2017-06-16T12:11:07.376800893</dc:date>
    <meta:editing-duration>PT2H21M28S</meta:editing-duration>
    <meta:editing-cycles>25</meta:editing-cycles>
    <meta:generator>LibreOffice/5.2.2.2$Linux_X86_64 LibreOffice_project/20m0$Build-2</meta:generator>
    <meta:document-statistic meta:table-count="0" meta:image-count="0" meta:object-count="0" meta:page-count="1" meta:paragraph-count="14" meta:word-count="75" meta:character-count="477" meta:non-whitespace-character-count="414"/>
  </office:meta>
</office:document-meta>
</file>